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x-openoffice-wmf;windows_formatname=&quot;Image WMF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7.353cm" fo:margin-left="0.249cm" fo:margin-right="0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4.A" style:family="table-column">
      <style:table-column-properties style:column-width="12.494cm" style:rel-column-width="7083*"/>
    </style:style>
    <style:style style:name="Tabella4.B" style:family="table-column">
      <style:table-column-properties style:column-width="0.577cm" style:rel-column-width="327*"/>
    </style:style>
    <style:style style:name="Tabella4.C" style:family="table-column">
      <style:table-column-properties style:column-width="0.744cm" style:rel-column-width="422*"/>
    </style:style>
    <style:style style:name="Tabella4.D" style:family="table-column">
      <style:table-column-properties style:column-width="0.617cm" style:rel-column-width="350*"/>
    </style:style>
    <style:style style:name="Tabella4.E" style:family="table-column">
      <style:table-column-properties style:column-width="2.921cm" style:rel-column-width="1656*"/>
    </style:style>
    <style:style style:name="Tabella4.A1" style:family="table-cell">
      <style:table-cell-properties fo:padding="0.097cm" fo:border="none"/>
    </style:style>
    <style:style style:name="Tabella4.A2" style:family="table-cell">
      <style:table-cell-properties fo:padding="0.097cm" fo:border-left="none" fo:border-right="none" fo:border-top="none" fo:border-bottom="0.002cm solid #000000"/>
    </style:style>
    <style:style style:name="Tabella4.C2" style:family="table-cell">
      <style:table-cell-properties fo:padding="0.097cm" fo:border="0.002cm solid #000000"/>
    </style:style>
    <style:style style:name="Tabella4.4" style:family="table-row">
      <style:table-row-properties fo:background-color="transparent" style:keep-together="true" fo:keep-together="auto">
        <style:background-image/>
      </style:table-row-properties>
    </style:style>
    <style:style style:name="Tabella4.A4" style:family="table-cell">
      <style:table-cell-properties style:vertical-align=""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ella4.B4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la4.C4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ella1" style:family="table">
      <style:table-properties style:width="17.33cm" fo:margin-left="0.249cm" fo:margin-right="0.42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5.318cm" style:rel-column-width="3015*"/>
    </style:style>
    <style:style style:name="Tabella1.B" style:family="table-column">
      <style:table-column-properties style:column-width="0.503cm" style:rel-column-width="285*"/>
    </style:style>
    <style:style style:name="Tabella1.D" style:family="table-column">
      <style:table-column-properties style:column-width="0.423cm" style:rel-column-width="240*"/>
    </style:style>
    <style:style style:name="Tabella1.E" style:family="table-column">
      <style:table-column-properties style:column-width="1.625cm" style:rel-column-width="921*"/>
    </style:style>
    <style:style style:name="Tabella1.F" style:family="table-column">
      <style:table-column-properties style:column-width="0.386cm" style:rel-column-width="219*"/>
    </style:style>
    <style:style style:name="Tabella1.G" style:family="table-column">
      <style:table-column-properties style:column-width="4.718cm" style:rel-column-width="2675*"/>
    </style:style>
    <style:style style:name="Tabella1.H" style:family="table-column">
      <style:table-column-properties style:column-width="0.612cm" style:rel-column-width="347*"/>
    </style:style>
    <style:style style:name="Tabella1.I" style:family="table-column">
      <style:table-column-properties style:column-width="0.663cm" style:rel-column-width="376*"/>
    </style:style>
    <style:style style:name="Tabella1.K" style:family="table-column">
      <style:table-column-properties style:column-width="1.916cm" style:rel-column-width="1086*"/>
    </style:style>
    <style:style style:name="Tabella1.A1" style:family="table-cell">
      <style:table-cell-properties fo:padding="0.097cm" fo:border="none"/>
    </style:style>
    <style:style style:name="Tabella1.G1" style:family="table-cell">
      <style:table-cell-properties style:vertical-align="bottom" fo:padding="0.097cm" fo:border="none"/>
    </style:style>
    <style:style style:name="Tabella1.A2" style:family="table-cell">
      <style:table-cell-properties fo:padding="0.097cm" fo:border-left="none" fo:border-right="none" fo:border-top="none" fo:border-bottom="0.002cm solid #000000"/>
    </style:style>
    <style:style style:name="Tabella1.C2" style:family="table-cell">
      <style:table-cell-properties fo:padding="0.097cm" fo:border="0.002cm solid #000000"/>
    </style:style>
    <style:style style:name="Tabella2" style:family="table">
      <style:table-properties style:width="17.33cm" fo:margin-left="0.249cm" fo:margin-right="0.422cm" table:align="margins" fo:background-color="transparent" fo:keep-with-next="auto" style:may-break-between-rows="true" style:writing-mode="page">
        <style:background-image/>
      </style:table-properties>
    </style:style>
    <style:style style:name="Tabella2.A" style:family="table-column">
      <style:table-column-properties style:column-width="12.515cm" style:rel-column-width="7095*"/>
    </style:style>
    <style:style style:name="Tabella2.B" style:family="table-column">
      <style:table-column-properties style:column-width="0.688cm" style:rel-column-width="390*"/>
    </style:style>
    <style:style style:name="Tabella2.C" style:family="table-column">
      <style:table-column-properties style:column-width="0.609cm" style:rel-column-width="345*"/>
    </style:style>
    <style:style style:name="Tabella2.E" style:family="table-column">
      <style:table-column-properties style:column-width="2.91cm" style:rel-column-width="1650*"/>
    </style:style>
    <style:style style:name="Tabella2.A1" style:family="table-cell">
      <style:table-cell-properties fo:padding="0.097cm" fo:border="none"/>
    </style:style>
    <style:style style:name="Tabella2.A2" style:family="table-cell">
      <style:table-cell-properties fo:padding="0.097cm" fo:border-left="none" fo:border-right="none" fo:border-top="none" fo:border-bottom="0.002cm solid #000000"/>
    </style:style>
    <style:style style:name="Tabella2.C2" style:family="table-cell">
      <style:table-cell-properties fo:padding="0.097cm" fo:border="0.002cm solid #000000"/>
    </style:style>
    <style:style style:name="P1" style:family="paragraph" style:parent-style-name="Text_20_body">
      <style:text-properties style:font-name="Times New Roman" fo:font-size="8pt" style:font-name-asian="Webdings" style:font-size-asian="8pt" style:font-name-complex="Webdings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8pt" style:font-name-asian="Webdings" style:font-size-asian="8pt" style:font-name-complex="Webdings" style:font-size-complex="8pt"/>
    </style:style>
    <style:style style:name="P3" style:family="paragraph" style:parent-style-name="Standard">
      <style:text-properties style:font-name="Times New Roman" fo:font-size="10pt" style:font-name-asian="Webdings" style:font-size-asian="10pt" style:font-name-complex="Webdings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itle">
      <style:text-properties fo:font-size="16pt" style:font-size-asian="16pt" style:font-size-complex="16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style:font-name="Times New Roman" fo:font-size="10pt" style:font-name-asian="Webdings" style:font-size-asian="10pt" style:font-name-complex="Webdings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pt" style:font-name-asian="Webdings" style:font-size-asian="10pt" style:font-name-complex="Webdings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pt" style:font-name-asian="Webdings" style:font-size-asian="10pt" style:font-name-complex="Webdings" style:font-size-complex="10pt"/>
    </style:style>
    <style:style style:name="P11" style:family="paragraph" style:parent-style-name="Subtitle">
      <style:paragraph-properties fo:margin-top="0cm" fo:margin-bottom="0.21cm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ubtitle">
      <style:paragraph-properties fo:margin-top="0.42cm" fo:margin-bottom="0cm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Text_20_body"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OLE">
      <style:graphic-properties fo:margin-left="0cm" fo:margin-right="0cm" style:vertical-pos="top" style:vertical-rel="baseline" draw:ole-draw-aspect="1" draw:visible-area-top="0cm" draw:visible-area-width="4.039cm" draw:visible-area-height="5.811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Subtitle"/>
      <text:p text:style-name="Title"/>
      <text:p text:style-name="Title"/>
      <text:p text:style-name="Title"><draw:frame draw:style-name="fr1" draw:name="Object1" text:anchor-type="as-char" svg:width="2.17cm" svg:height="3.067cm" draw:z-index="0"><draw:object-ole xlink:href="./Object 1" xlink:type="simple" xlink:show="embed" xlink:actuate="onLoad"/><draw:image xlink:href="./ObjectReplacements/Object 1" xlink:type="simple" xlink:show="embed" xlink:actuate="onLoad"/><svg:desc>Oggetto OLE</svg:desc></draw:frame></text:p>
      <text:p text:style-name="P6">Comune di Savona</text:p>
      <text:p text:style-name="P6">Settore Pianificazione territoriale </text:p>
      <text:p text:style-name="P12">DICHIARAZIONE DI AGIBILITA' </text:p>
      <text:p text:style-name="P11"><text:span text:style-name="T2">(ART 37 comma 8BIS L 16/2008)</text:span></text:p>
      <text:p text:style-name="P13">nominativo: [richiedenti.nominativo]</text:p>
      <text:p text:style-name="P13">ubicazione immobile: [ubicazione]</text:p>
      <text:p text:style-name="P13">pratica edilizia di riferimento: [tipo_pratica] prot. [protocollo] del [data_presentazione]</text:p>
      <text:p text:style-name="P13">titolo edilizio di riferimento:[tipo_pratica] prot. [numero_titolo] del [data_rilascio_titolo]</text:p>
      <text:p text:style-name="P13">tecnico comunale incaricato: _____________________</text:p>
      <text:p text:style-name="P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4">AZIONE</text:p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2"><text:span text:style-name="T1">DATA</text:span> </text:p>
          </table:table-cell>
        </table:table-row>
        <table:table-row>
          <table:table-cell table:style-name="Tabella4.A2" office:value-type="string">
            <text:p text:style-name="P5">CARICATA <text:s/>SU PRATICA WEB</text:p>
          </table:table-cell>
          <table:table-cell table:style-name="Tabella4.A1" office:value-type="string">
            <text:p text:style-name="P5"/>
          </table:table-cell>
          <table:table-cell table:style-name="Tabella4.C2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2" office:value-type="string">
            <text:p text:style-name="P3"/>
          </table:table-cell>
        </table:table-row>
        <table:table-row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3"/>
          </table:table-cell>
        </table:table-row>
        <table:table-row table:style-name="Tabella4.4">
          <table:table-cell table:style-name="Tabella4.A4" office:value-type="string">
            <text:p text:style-name="P5">VERIFICATO VERSAMENTO DIRITTI SPECIALI ( EURO 60,00)</text:p>
          </table:table-cell>
          <table:table-cell table:style-name="Tabella4.B4" office:value-type="string">
            <text:p text:style-name="P5"/>
          </table:table-cell>
          <table:table-cell table:style-name="Tabella4.C4" office:value-type="string">
            <text:p text:style-name="P5"/>
          </table:table-cell>
          <table:table-cell table:style-name="Tabella4.B4" office:value-type="string">
            <text:p text:style-name="P5"/>
          </table:table-cell>
          <table:table-cell table:style-name="Tabella4.A4" office:value-type="string">
            <text:p text:style-name="P5"/>
          </table:table-cell>
        </table:table-row>
        <table:table-row table:style-name="Tabella4.4">
          <table:table-cell table:style-name="Tabella4.B4" office:value-type="string">
            <text:p text:style-name="P5"/>
          </table:table-cell>
          <table:table-cell table:style-name="Tabella4.B4" office:value-type="string">
            <text:p text:style-name="P5"/>
          </table:table-cell>
          <table:table-cell table:style-name="Tabella4.B4" office:value-type="string">
            <text:p text:style-name="P5"/>
          </table:table-cell>
          <table:table-cell table:style-name="Tabella4.B4" office:value-type="string">
            <text:p text:style-name="P5"/>
          </table:table-cell>
          <table:table-cell table:style-name="Tabella4.B4" office:value-type="string">
            <text:p text:style-name="P5"/>
          </table:table-cell>
        </table:table-row>
        <table:table-row table:style-name="Tabella4.4">
          <table:table-cell table:style-name="Tabella4.A4" office:value-type="string">
            <text:p text:style-name="P5">RACCOLTA DOCUMENTAZIONE PER SCANSIONE</text:p>
          </table:table-cell>
          <table:table-cell table:style-name="Tabella4.B4" office:value-type="string">
            <text:p text:style-name="P5"/>
          </table:table-cell>
          <table:table-cell table:style-name="Tabella4.C4" office:value-type="string">
            <text:p text:style-name="P5"/>
          </table:table-cell>
          <table:table-cell table:style-name="Tabella4.B4" office:value-type="string">
            <text:p text:style-name="P5"/>
          </table:table-cell>
          <table:table-cell table:style-name="Tabella4.A4" office:value-type="string">
            <text:p text:style-name="P5"/>
          </table:table-cell>
        </table:table-row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><text:tab/><text:tab/></text:p>
          </table:table-cell>
        </table:table-row>
        <table:table-row>
          <table:table-cell table:style-name="Tabella4.A2" office:value-type="string">
            <text:p text:style-name="P3">SCANSIONE DICHIARAZIONE <text:s/>E DOCUMENTAZIONE</text:p>
          </table:table-cell>
          <table:table-cell table:style-name="Tabella4.A1" office:value-type="string">
            <text:p text:style-name="P3"/>
          </table:table-cell>
          <table:table-cell table:style-name="Tabella4.C2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2" office:value-type="string">
            <text:p text:style-name="P3"/>
          </table:table-cell>
        </table:table-row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</table:table-row>
        <table:table-row>
          <table:table-cell table:style-name="Tabella4.A2" office:value-type="string">
            <text:p text:style-name="P3">TRASMISSIONE TOPONOMASTICA E TRIBUTI</text:p>
          </table:table-cell>
          <table:table-cell table:style-name="Tabella4.A1" office:value-type="string">
            <text:p text:style-name="P3"/>
          </table:table-cell>
          <table:table-cell table:style-name="Tabella4.C2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2" office:value-type="string">
            <text:p text:style-name="P3"/>
          </table:table-cell>
        </table:table-row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</table:table-row>
        <table:table-row>
          <table:table-cell table:style-name="Tabella4.A2" office:value-type="string">
            <text:p text:style-name="P3">CARICATO FILE DOCUMENTAZIONE SU PRATICAWEB E COMPLETATE ULTIME REGISTRAZIONI</text:p>
          </table:table-cell>
          <table:table-cell table:style-name="Tabella4.A1" office:value-type="string">
            <text:p text:style-name="P3"/>
          </table:table-cell>
          <table:table-cell table:style-name="Tabella4.C2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2" office:value-type="string">
            <text:p text:style-name="P3"/>
          </table:table-cell>
        </table:table-row>
      </table:table>
      <text:p text:style-name="Text_20_body"/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 table:number-columns-repeated="2"/>
        <table:table-column table:style-name="Tabella1.K"/>
        <table:table-row>
          <table:table-cell table:style-name="Tabella1.A1" office:value-type="string">
            <text:p text:style-name="P3"/>
            <text:p text:style-name="P3">Se pratica sorteggiata:</text:p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9">DATA</text:p>
          </table:table-cell>
          <table:table-cell table:style-name="Tabella1.A1" office:value-type="string">
            <text:p text:style-name="P9"/>
          </table:table-cell>
          <table:table-cell table:style-name="Tabella1.G1" office:value-type="string">
            <text:p text:style-name="P10">Se pratica non sorteggiata:</text:p>
          </table:table-cell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9">DATA</text:p>
          </table:table-cell>
        </table:table-row>
        <table:table-row>
          <table:table-cell table:style-name="Tabella1.A2" office:value-type="string">
            <text:p text:style-name="P3">TERMINATO ESITO VERIFICHE</text:p>
          </table:table-cell>
          <table:table-cell table:style-name="Tabella1.A1" office:value-type="string">
            <text:p text:style-name="P3"/>
          </table:table-cell>
          <table:table-cell table:style-name="Tabella1.C2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2" office:value-type="string">
            <text:p text:style-name="P3">SCADENZA TERMINE</text:p>
          </table:table-cell>
          <table:table-cell table:style-name="Tabella1.A1" office:value-type="string">
            <text:p text:style-name="P3"/>
          </table:table-cell>
          <table:table-cell table:style-name="Tabella1.C2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2" office:value-type="string">
            <text:p text:style-name="P3"/>
          </table:table-cell>
        </table:table-row>
        <table:table-row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</table:table-row>
      </table:table>
      <text:p text:style-name="Text_20_body"/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row>
          <table:table-cell table:style-name="Tabella2.A1" office:value-type="string">
            <text:p text:style-name="P3"/>
            <text:p text:style-name="P3"/>
          </table:table-cell>
          <table:table-cell table:style-name="Tabella2.A1" office:value-type="string">
            <text:p text:style-name="P3"/>
          </table:table-cell>
          <table:table-cell table:style-name="Tabella2.A1" office:value-type="string">
            <text:p text:style-name="P3"/>
          </table:table-cell>
          <table:table-cell table:style-name="Tabella2.A1" office:value-type="string">
            <text:p text:style-name="P3"/>
          </table:table-cell>
          <table:table-cell table:style-name="Tabella2.A1" office:value-type="string">
            <text:p text:style-name="P9">DATA</text:p>
          </table:table-cell>
        </table:table-row>
        <table:table-row>
          <table:table-cell table:style-name="Tabella2.A2" office:value-type="string">
            <text:p text:style-name="P3">INVIO AGLI ATTI DEL <text:s/>FASCICOLO</text:p>
          </table:table-cell>
          <table:table-cell table:style-name="Tabella2.A1" office:value-type="string">
            <text:p text:style-name="P3"/>
          </table:table-cell>
          <table:table-cell table:style-name="Tabella2.C2" office:value-type="string">
            <text:p text:style-name="P3"/>
          </table:table-cell>
          <table:table-cell table:style-name="Tabella2.A1" office:value-type="string">
            <text:p text:style-name="P3"/>
          </table:table-cell>
          <table:table-cell table:style-name="Tabella2.A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Balloon Bd BT" fo:font-size="28pt" style:font-size-asian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.138cm" fo:margin-bottom="1.522cm" fo:margin-left="2cm" fo:margin-right="2cm" style:writing-mode="lr-tb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M24S</meta:editing-duration>
    <meta:editing-cycles>6</meta:editing-cycles>
    <meta:generator>OpenOffice/4.0.0$Win32 OpenOffice.org_project/400m3$Build-9702</meta:generator>
    <dc:date>2014-11-03T13:29:55.48</dc:date>
    <dc:creator>Comune di Savona Comune di Savona</dc:creator>
    <meta:document-statistic meta:table-count="3" meta:image-count="0" meta:object-count="1" meta:page-count="1" meta:paragraph-count="27" meta:word-count="95" meta:character-count="826"/>
    <meta:user-defined meta:name="Info 1"/>
    <meta:user-defined meta:name="Info 2"/>
    <meta:user-defined meta:name="Info 3"/>
    <meta:user-defined meta:name="Info 4"/>
  </office:meta>
</office:document-meta>
</file>